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2daf3a"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paragraph-rsid="0024817d"/>
    </style:style>
    <style:style style:name="P6" style:family="paragraph" style:parent-style-name="Absatz_20__28_folgende_29_">
      <style:text-properties officeooo:paragraph-rsid="00379ee4"/>
    </style:style>
    <style:style style:name="P7" style:family="paragraph" style:parent-style-name="Absatz_20__28_folgende_29_">
      <style:text-properties officeooo:paragraph-rsid="00393adc"/>
    </style:style>
    <style:style style:name="P8" style:family="paragraph" style:parent-style-name="Absatz_20__28_folgende_29_">
      <style:text-properties officeooo:rsid="001f54ab"/>
    </style:style>
    <style:style style:name="P9" style:family="paragraph" style:parent-style-name="Absatz_20__28_folgende_29_">
      <style:text-properties officeooo:rsid="001f54ab" officeooo:paragraph-rsid="001f54ab"/>
    </style:style>
    <style:style style:name="P10" style:family="paragraph" style:parent-style-name="Absatz_20__28_folgende_29_">
      <style:text-properties officeooo:rsid="001f54ab" officeooo:paragraph-rsid="006d5fee"/>
    </style:style>
    <style:style style:name="P11" style:family="paragraph" style:parent-style-name="Absatz_20__28_folgende_29_">
      <style:text-properties officeooo:rsid="001f54ab" officeooo:paragraph-rsid="0072e8f1"/>
    </style:style>
    <style:style style:name="P12" style:family="paragraph" style:parent-style-name="Absatz_20__28_folgende_29_">
      <style:text-properties officeooo:rsid="001f54ab" officeooo:paragraph-rsid="0074ac4b"/>
    </style:style>
    <style:style style:name="P13"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4" style:family="paragraph" style:parent-style-name="Absatz_20__28_folgende_29_">
      <style:text-properties officeooo:paragraph-rsid="00643251"/>
    </style:style>
    <style:style style:name="P15" style:family="paragraph" style:parent-style-name="Absatz_20__28_folgende_29_">
      <style:paragraph-properties fo:margin-left="0cm" fo:margin-right="8.999cm" fo:text-indent="0cm" style:auto-text-indent="false"/>
      <style:text-properties officeooo:paragraph-rsid="002daf3a"/>
    </style:style>
    <style:style style:name="P16"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7"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8" style:family="paragraph" style:parent-style-name="Absatz_20__28_folgende_29_">
      <style:paragraph-properties fo:margin-left="0cm" fo:margin-right="8.999cm" fo:text-indent="0cm" style:auto-text-indent="false"/>
      <style:text-properties officeooo:rsid="00371882"/>
    </style:style>
    <style:style style:name="P19" style:family="paragraph" style:parent-style-name="Absatz_20__28_folgende_29_">
      <style:paragraph-properties fo:margin-left="0cm" fo:margin-right="8.999cm" fo:text-indent="0cm" style:auto-text-indent="false"/>
      <style:text-properties officeooo:rsid="00371882" officeooo:paragraph-rsid="00371882"/>
    </style:style>
    <style:style style:name="P20" style:family="paragraph" style:parent-style-name="Absatz_20__28_folgende_29_">
      <style:paragraph-properties fo:margin-left="0cm" fo:margin-right="8.999cm" fo:text-indent="0cm" style:auto-text-indent="false"/>
      <style:text-properties officeooo:rsid="001f54ab" officeooo:paragraph-rsid="001f54ab"/>
    </style:style>
    <style:style style:name="P21" style:family="paragraph" style:parent-style-name="Absatz_20__28_folgende_29_">
      <style:paragraph-properties fo:margin-left="0cm" fo:margin-right="8.999cm" fo:text-indent="0cm" style:auto-text-indent="false"/>
      <style:text-properties officeooo:rsid="001f54ab" officeooo:paragraph-rsid="006d5fee"/>
    </style:style>
    <style:style style:name="P22" style:family="paragraph" style:parent-style-name="Absatz_20__28_folgende_29_">
      <style:paragraph-properties fo:margin-left="0cm" fo:margin-right="8.999cm" fo:text-indent="0cm" style:auto-text-indent="false"/>
      <style:text-properties officeooo:rsid="001f54ab" officeooo:paragraph-rsid="0072e8f1"/>
    </style:style>
    <style:style style:name="P23" style:family="paragraph" style:parent-style-name="Absatz_20__28_folgende_29_">
      <style:paragraph-properties fo:margin-left="0cm" fo:margin-right="8.999cm" fo:text-indent="0cm" style:auto-text-indent="false"/>
      <style:text-properties officeooo:rsid="001f54ab" officeooo:paragraph-rsid="0074f9bc"/>
    </style:style>
    <style:style style:name="P24" style:family="paragraph" style:parent-style-name="Absatz_20__28_folgende_29_">
      <style:paragraph-properties fo:margin-left="0cm" fo:margin-right="8.999cm" fo:text-indent="0cm" style:auto-text-indent="false"/>
      <style:text-properties officeooo:rsid="001f54ab" officeooo:paragraph-rsid="0076edf2"/>
    </style:style>
    <style:style style:name="P25" style:family="paragraph" style:parent-style-name="Absatz_20__28_folgende_29_">
      <style:paragraph-properties fo:margin-left="0cm" fo:margin-right="8.999cm" fo:text-indent="0cm" style:auto-text-indent="false"/>
      <style:text-properties officeooo:rsid="0030bcf2" officeooo:paragraph-rsid="00643251"/>
    </style:style>
    <style:style style:name="P26" style:family="paragraph" style:parent-style-name="Absatz_20__28_folgende_29_">
      <style:paragraph-properties fo:margin-left="0cm" fo:margin-right="8.999cm" fo:text-indent="0cm" style:auto-text-indent="false"/>
      <style:text-properties officeooo:paragraph-rsid="004fad0a"/>
    </style:style>
    <style:style style:name="P27" style:family="paragraph" style:parent-style-name="Absatz_20__28_folgende_29_">
      <style:paragraph-properties fo:margin-left="0cm" fo:margin-right="8.999cm" fo:text-indent="0cm" style:auto-text-indent="false"/>
      <style:text-properties officeooo:rsid="001f54ab" officeooo:paragraph-rsid="001f54ab" fo:background-color="#ffff00"/>
    </style:style>
    <style:style style:name="P28" style:family="paragraph" style:parent-style-name="Absatz_20__28_folgende_29_">
      <style:paragraph-properties fo:margin-left="0cm" fo:margin-right="8.999cm" fo:text-indent="0cm" style:auto-text-indent="false"/>
      <style:text-properties officeooo:paragraph-rsid="00643251" fo:background-color="transparent"/>
    </style:style>
    <style:style style:name="P29" style:family="paragraph" style:parent-style-name="Absatz_20__28_folgende_29_">
      <style:paragraph-properties fo:margin-left="0cm" fo:margin-right="8.999cm" fo:text-indent="0cm" style:auto-text-indent="false"/>
      <style:text-properties officeooo:paragraph-rsid="00643251"/>
    </style:style>
    <style:style style:name="P30" style:family="paragraph" style:parent-style-name="Sektion">
      <style:paragraph-properties fo:margin-left="0cm" fo:margin-right="8.999cm" fo:text-indent="0cm" style:auto-text-indent="false"/>
      <style:text-properties officeooo:rsid="001f54ab" officeooo:paragraph-rsid="001f54ab"/>
    </style:style>
    <style:style style:name="P31" style:family="paragraph" style:parent-style-name="Sektion">
      <style:paragraph-properties fo:margin-left="0cm" fo:margin-right="8.999cm" fo:text-indent="0cm" style:auto-text-indent="false"/>
      <style:text-properties officeooo:rsid="001f54ab" officeooo:paragraph-rsid="00643251"/>
    </style:style>
    <style:style style:name="P32" style:family="paragraph" style:parent-style-name="Sektion">
      <style:paragraph-properties fo:margin-left="0cm" fo:margin-right="8.999cm" fo:text-indent="0cm" style:auto-text-indent="false"/>
      <style:text-properties style:font-name="Times New Roman" fo:font-size="10pt" fo:language="de" fo:country="DE" officeooo:rsid="001f54ab" officeooo:paragraph-rsid="006dd0cb" style:font-size-asian="10.5pt"/>
    </style:style>
    <style:style style:name="P33" style:family="paragraph" style:parent-style-name="Sektion">
      <style:paragraph-properties fo:margin-left="0cm" fo:margin-right="8.999cm" fo:text-indent="0cm" style:auto-text-indent="false"/>
      <style:text-properties officeooo:paragraph-rsid="001f54ab"/>
    </style:style>
    <style:style style:name="P34"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3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Roman" fo:font-size="10pt" style:font-name-asian="Times-Roman" style:font-size-asian="10pt" style:font-name-complex="Times-Roman" style:font-size-complex="10pt"/>
    </style:style>
    <style:style style:name="P36" style:family="paragraph" style:parent-style-name="Standard">
      <style:text-properties officeooo:paragraph-rsid="00339670"/>
    </style:style>
    <style:style style:name="P37" style:family="paragraph" style:parent-style-name="Standard">
      <style:text-properties officeooo:paragraph-rsid="00379ee4"/>
    </style:style>
    <style:style style:name="P38" style:family="paragraph" style:parent-style-name="Standard">
      <style:text-properties officeooo:rsid="001f54ab"/>
    </style:style>
    <style:style style:name="P39" style:family="paragraph" style:parent-style-name="Standard">
      <style:text-properties officeooo:rsid="001f54ab" officeooo:paragraph-rsid="00339670"/>
    </style:style>
    <style:style style:name="P40" style:family="paragraph" style:parent-style-name="Standard">
      <style:text-properties officeooo:rsid="001f54ab" officeooo:paragraph-rsid="00379ee4"/>
    </style:style>
    <style:style style:name="P41" style:family="paragraph" style:parent-style-name="Standard">
      <style:text-properties officeooo:rsid="001f54ab" officeooo:paragraph-rsid="0072e8f1"/>
    </style:style>
    <style:style style:name="P42" style:family="paragraph" style:parent-style-name="Standard">
      <style:text-properties officeooo:rsid="00339670" officeooo:paragraph-rsid="00339670"/>
    </style:style>
    <style:style style:name="P43" style:family="paragraph" style:parent-style-name="Standard">
      <style:text-properties officeooo:rsid="00339670" officeooo:paragraph-rsid="003e3ebf"/>
    </style:style>
    <style:style style:name="P44" style:family="paragraph" style:parent-style-name="Standard">
      <style:text-properties officeooo:paragraph-rsid="003e3ebf"/>
    </style:style>
    <style:style style:name="P45" style:family="paragraph" style:parent-style-name="Standard">
      <style:text-properties officeooo:paragraph-rsid="003fbc89"/>
    </style:style>
    <style:style style:name="P46" style:family="paragraph" style:parent-style-name="Standard">
      <style:text-properties officeooo:paragraph-rsid="0041883e"/>
    </style:style>
    <style:style style:name="P47" style:family="paragraph" style:parent-style-name="Standard">
      <style:text-properties style:font-name="Times New Roman" fo:font-size="10pt" fo:language="de" fo:country="DE" officeooo:rsid="001f54ab" fo:background-color="#ffff00" style:font-size-asian="10.5pt"/>
    </style:style>
    <style:style style:name="P48" style:family="paragraph" style:parent-style-name="Standard">
      <style:text-properties style:font-name="Times New Roman" fo:font-size="10pt" fo:language="de" fo:country="DE" officeooo:rsid="001f54ab" officeooo:paragraph-rsid="004229af" fo:background-color="#ffff00" style:font-size-asian="10.5pt"/>
    </style:style>
    <style:style style:name="P49" style:family="paragraph" style:parent-style-name="Standard">
      <style:text-properties style:font-name="Times New Roman" fo:font-size="10pt" fo:language="de" fo:country="DE" officeooo:rsid="001f54ab" officeooo:paragraph-rsid="001f54ab" fo:background-color="#ffff00" style:font-size-asian="10.5pt"/>
    </style:style>
    <style:style style:name="P50" style:family="paragraph" style:parent-style-name="Standard">
      <style:text-properties fo:color="#000000" style:font-name="Times New Roman" fo:font-size="10pt" fo:language="de" fo:country="DE" officeooo:rsid="001f54ab" fo:background-color="#ffff00" style:font-size-asian="10.5pt"/>
    </style:style>
    <style:style style:name="P51"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2" style:family="paragraph" style:parent-style-name="Standard">
      <style:text-properties officeooo:paragraph-rsid="0045c5d0"/>
    </style:style>
    <style:style style:name="P53" style:family="paragraph" style:parent-style-name="Standard">
      <style:text-properties fo:background-color="transparent"/>
    </style:style>
    <style:style style:name="P54" style:family="paragraph" style:parent-style-name="Standard">
      <style:text-properties officeooo:paragraph-rsid="006b5d52"/>
    </style:style>
    <style:style style:name="P55" style:family="paragraph" style:parent-style-name="Standard">
      <style:text-properties officeooo:paragraph-rsid="0072e8f1"/>
    </style:style>
    <style:style style:name="P56" style:family="paragraph" style:parent-style-name="Abstract">
      <style:text-properties officeooo:paragraph-rsid="001d794e"/>
    </style:style>
    <style:style style:name="P57" style:family="paragraph" style:parent-style-name="Absatz_20__28_erster_29_">
      <style:text-properties officeooo:paragraph-rsid="001f54ab" fo:background-color="#ffff00"/>
    </style:style>
    <style:style style:name="P58" style:family="paragraph" style:parent-style-name="Absatz_20__28_erster_29_">
      <style:text-properties officeooo:rsid="001f54ab" officeooo:paragraph-rsid="001f54ab" fo:background-color="#ffff00"/>
    </style:style>
    <style:style style:name="P59" style:family="paragraph" style:parent-style-name="Absatz_20__28_erster_29_">
      <style:text-properties officeooo:paragraph-rsid="0022d655"/>
    </style:style>
    <style:style style:name="P60" style:family="paragraph" style:parent-style-name="Absatz_20__28_erster_29_">
      <style:text-properties officeooo:paragraph-rsid="00339670"/>
    </style:style>
    <style:style style:name="P61" style:family="paragraph" style:parent-style-name="Absatz_20__28_erster_29_">
      <style:text-properties officeooo:rsid="001f54ab" officeooo:paragraph-rsid="001f54ab"/>
    </style:style>
    <style:style style:name="P62" style:family="paragraph" style:parent-style-name="Absatz_20__28_erster_29_">
      <style:text-properties officeooo:rsid="001f54ab" officeooo:paragraph-rsid="00339670"/>
    </style:style>
    <style:style style:name="P63" style:family="paragraph" style:parent-style-name="Absatz_20__28_erster_29_">
      <style:text-properties officeooo:rsid="001f54ab" officeooo:paragraph-rsid="0024817d"/>
    </style:style>
    <style:style style:name="P64"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65" style:family="paragraph" style:parent-style-name="Absatz_20__28_erster_29_">
      <style:text-properties officeooo:paragraph-rsid="00480408"/>
    </style:style>
    <style:style style:name="P66" style:family="paragraph" style:parent-style-name="Sektion">
      <style:text-properties officeooo:rsid="001f54ab" officeooo:paragraph-rsid="001f54ab"/>
    </style:style>
    <style:style style:name="P67" style:family="paragraph" style:parent-style-name="Sektion">
      <style:text-properties officeooo:rsid="0024817d" officeooo:paragraph-rsid="0024817d"/>
    </style:style>
    <style:style style:name="P68" style:family="paragraph" style:parent-style-name="Standard">
      <style:text-properties officeooo:rsid="003fbc89" officeooo:paragraph-rsid="003fbc89"/>
    </style:style>
    <style:style style:name="P69" style:family="paragraph" style:parent-style-name="Standard">
      <style:text-properties officeooo:rsid="0041883e" officeooo:paragraph-rsid="0041883e"/>
    </style:style>
    <style:style style:name="P70" style:family="paragraph" style:parent-style-name="Standard">
      <style:text-properties officeooo:rsid="004229af" officeooo:paragraph-rsid="004229af"/>
    </style:style>
    <style:style style:name="P71" style:family="paragraph" style:parent-style-name="Standard">
      <style:text-properties fo:color="#008000" style:font-name="Times New Roman" fo:font-size="10pt" fo:language="de" fo:country="DE" officeooo:rsid="001f54ab" fo:background-color="#ffff00" style:font-size-asian="10.5pt"/>
    </style:style>
    <style:style style:name="P72" style:family="paragraph" style:parent-style-name="Standard">
      <style:text-properties officeooo:rsid="001f54ab" officeooo:paragraph-rsid="0069a9d5"/>
    </style:style>
    <style:style style:name="P73" style:family="paragraph" style:parent-style-name="Standard">
      <style:text-properties officeooo:rsid="001f54ab" officeooo:paragraph-rsid="006b5d52"/>
    </style:style>
    <style:style style:name="P74" style:family="paragraph" style:parent-style-name="Absatz_20__28_erster_29_">
      <style:text-properties officeooo:rsid="001f54ab" officeooo:paragraph-rsid="0024817d"/>
    </style:style>
    <style:style style:name="P75" style:family="paragraph" style:parent-style-name="Absatz_20__28_erster_29_" style:list-style-name="L1">
      <style:text-properties officeooo:paragraph-rsid="001f54ab"/>
    </style:style>
    <style:style style:name="P76"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77" style:family="paragraph" style:parent-style-name="Sektion">
      <style:text-properties officeooo:rsid="00405640" officeooo:paragraph-rsid="00405640"/>
    </style:style>
    <style:style style:name="P78" style:family="paragraph" style:parent-style-name="Sektion">
      <style:paragraph-properties fo:margin-left="0cm" fo:margin-right="8.999cm" fo:text-indent="0cm" style:auto-text-indent="false"/>
      <style:text-properties officeooo:rsid="0078e63d" officeooo:paragraph-rsid="0078e63d"/>
    </style:style>
    <style:style style:name="P79" style:family="paragraph" style:parent-style-name="Absatz_20__28_folgende_29_">
      <style:paragraph-properties fo:margin-left="0cm" fo:margin-right="8.999cm" fo:text-indent="0cm" style:auto-text-indent="false"/>
      <style:text-properties officeooo:rsid="001f54ab" officeooo:paragraph-rsid="00643251"/>
    </style:style>
    <style:style style:name="P80" style:family="paragraph" style:parent-style-name="Absatz_20__28_folgende_29_">
      <style:paragraph-properties fo:margin-left="0cm" fo:margin-right="8.999cm" fo:text-indent="0cm" style:auto-text-indent="false"/>
      <style:text-properties officeooo:rsid="0030bcf2" officeooo:paragraph-rsid="00643251"/>
    </style:style>
    <style:style style:name="P81" style:family="paragraph" style:parent-style-name="Absatz_20__28_folgende_29_">
      <style:paragraph-properties fo:margin-left="0cm" fo:margin-right="8.999cm" fo:text-indent="0cm" style:auto-text-indent="false"/>
      <style:text-properties officeooo:rsid="0072e8f1" officeooo:paragraph-rsid="0072e8f1"/>
    </style:style>
    <style:style style:name="P82"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83"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84" style:family="paragraph" style:parent-style-name="Absatz_20__28_folgende_29_">
      <style:paragraph-properties fo:margin-left="0cm" fo:margin-right="8.999cm" fo:text-indent="0cm" style:auto-text-indent="false"/>
      <style:text-properties officeooo:rsid="0074f9bc" officeooo:paragraph-rsid="0074ac4b"/>
    </style:style>
    <style:style style:name="P85" style:family="paragraph" style:parent-style-name="Absatz_20__28_folgende_29_">
      <style:paragraph-properties fo:margin-left="0cm" fo:margin-right="8.999cm" fo:text-indent="0cm" style:auto-text-indent="false"/>
      <style:text-properties officeooo:rsid="004db0ac" officeooo:paragraph-rsid="0076edf2"/>
    </style:style>
    <style:style style:name="P86" style:family="paragraph" style:parent-style-name="Absatz_20__28_folgende_29_">
      <style:text-properties officeooo:rsid="0074f9bc" officeooo:paragraph-rsid="0074ac4b"/>
    </style:style>
    <style:style style:name="P87" style:family="paragraph" style:parent-style-name="Title" style:master-page-name="Standard">
      <style:paragraph-properties style:page-number="auto"/>
    </style:style>
    <style:style style:name="T1" style:family="text">
      <style:text-properties style:font-name="Times New Roman" fo:font-size="12pt" fo:language="de" fo:country="DE" officeooo:rsid="001d794e" style:font-size-asian="10.5pt"/>
    </style:style>
    <style:style style:name="T2" style:family="text">
      <style:text-properties style:font-name="Times New Roman" fo:font-size="12pt" fo:language="de" fo:country="DE" officeooo:rsid="0022d655" style:font-size-asian="10.5pt"/>
    </style:style>
    <style:style style:name="T3" style:family="text">
      <style:text-properties style:font-name="Times New Roman" fo:font-size="12pt" fo:language="de" fo:country="DE" officeooo:rsid="003aa2f4" style:font-size-asian="10.5pt"/>
    </style:style>
    <style:style style:name="T4" style:family="text">
      <style:text-properties style:font-name="Times New Roman" fo:font-size="10pt" fo:language="de" fo:country="DE" style:font-size-asian="10.5pt"/>
    </style:style>
    <style:style style:name="T5" style:family="text">
      <style:text-properties style:font-name="Times New Roman" fo:font-size="10pt" fo:language="de" fo:country="DE" officeooo:rsid="001f54ab" style:font-size-asian="10.5pt"/>
    </style:style>
    <style:style style:name="T6" style:family="text">
      <style:text-properties style:font-name="Times New Roman" fo:font-size="10pt" fo:language="de" fo:country="DE" officeooo:rsid="002d0074" style:font-size-asian="10.5pt"/>
    </style:style>
    <style:style style:name="T7" style:family="text">
      <style:text-properties style:font-name="Times New Roman" fo:font-size="10pt" fo:language="de" fo:country="DE" officeooo:rsid="002daf3a" style:font-size-asian="10.5pt"/>
    </style:style>
    <style:style style:name="T8" style:family="text">
      <style:text-properties style:font-name="Times New Roman" fo:font-size="10pt" fo:language="de" fo:country="DE" officeooo:rsid="00371882" style:font-size-asian="10.5pt"/>
    </style:style>
    <style:style style:name="T9" style:family="text">
      <style:text-properties style:font-name="Times New Roman" fo:font-size="10pt" fo:language="de" fo:country="DE" officeooo:rsid="00393adc" style:font-size-asian="10.5pt"/>
    </style:style>
    <style:style style:name="T10" style:family="text">
      <style:text-properties style:font-name="Times New Roman" fo:font-size="10pt" fo:language="de" fo:country="DE" officeooo:rsid="003fbc89" style:font-size-asian="10.5pt"/>
    </style:style>
    <style:style style:name="T11" style:family="text">
      <style:text-properties style:font-name="Times New Roman" fo:font-size="10pt" fo:language="de" fo:country="DE" officeooo:rsid="00405640" style:font-size-asian="10.5pt"/>
    </style:style>
    <style:style style:name="T12" style:family="text">
      <style:text-properties style:font-name="Times New Roman" fo:font-size="10pt" fo:language="de" fo:country="DE" officeooo:rsid="001f54ab" fo:background-color="#ff0000" style:font-size-asian="10.5pt"/>
    </style:style>
    <style:style style:name="T13" style:family="text">
      <style:text-properties style:font-name="Times New Roman" fo:font-size="10pt" fo:language="de" fo:country="DE" officeooo:rsid="003fbc89" fo:background-color="#ff0000" style:font-size-asian="10.5pt"/>
    </style:style>
    <style:style style:name="T14" style:family="text">
      <style:text-properties style:font-name="Times New Roman" fo:font-size="10pt" fo:language="de" fo:country="DE" officeooo:rsid="0041883e" fo:background-color="#ff0000" style:font-size-asian="10.5pt"/>
    </style:style>
    <style:style style:name="T15" style:family="text">
      <style:text-properties officeooo:rsid="001f54ab"/>
    </style:style>
    <style:style style:name="T16" style:family="text">
      <style:text-properties style:use-window-font-color="true" style:font-name="Times-Roman" fo:font-size="10pt" officeooo:rsid="001f54ab" style:font-name-asian="Times-Roman" style:font-size-asian="10pt" style:font-name-complex="Times-Roman" style:font-size-complex="10pt"/>
    </style:style>
    <style:style style:name="T17"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18" style:family="text">
      <style:text-properties fo:background-color="#9999ff"/>
    </style:style>
    <style:style style:name="T19" style:family="text">
      <style:text-properties officeooo:rsid="0022d655"/>
    </style:style>
    <style:style style:name="T20" style:family="text">
      <style:text-properties officeooo:rsid="00247b3f"/>
    </style:style>
    <style:style style:name="T21" style:family="text">
      <style:text-properties officeooo:rsid="0024817d"/>
    </style:style>
    <style:style style:name="T22" style:family="text">
      <style:text-properties officeooo:rsid="00251e4c"/>
    </style:style>
    <style:style style:name="T23" style:family="text">
      <style:text-properties officeooo:rsid="00251f4e"/>
    </style:style>
    <style:style style:name="T24" style:family="text">
      <style:text-properties fo:background-color="#ff0000"/>
    </style:style>
    <style:style style:name="T25" style:family="text">
      <style:text-properties officeooo:rsid="00251f4e" fo:background-color="#ff0000"/>
    </style:style>
    <style:style style:name="T26" style:family="text">
      <style:text-properties officeooo:rsid="001f54ab" fo:background-color="#ff0000"/>
    </style:style>
    <style:style style:name="T27" style:family="text">
      <style:text-properties officeooo:rsid="0041883e" fo:background-color="#ff0000"/>
    </style:style>
    <style:style style:name="T28" style:family="text">
      <style:text-properties officeooo:rsid="0026d383"/>
    </style:style>
    <style:style style:name="T29" style:family="text">
      <style:text-properties officeooo:rsid="00298b1b"/>
    </style:style>
    <style:style style:name="T30" style:family="text">
      <style:text-properties officeooo:rsid="00298b1b" fo:background-color="transparent"/>
    </style:style>
    <style:style style:name="T31" style:family="text">
      <style:text-properties officeooo:rsid="00522c55" fo:background-color="transparent"/>
    </style:style>
    <style:style style:name="T32" style:family="text">
      <style:text-properties officeooo:rsid="002daf3a"/>
    </style:style>
    <style:style style:name="T33" style:family="text">
      <style:text-properties officeooo:rsid="002e9608"/>
    </style:style>
    <style:style style:name="T34" style:family="text">
      <style:text-properties officeooo:rsid="0030bcf2"/>
    </style:style>
    <style:style style:name="T35" style:family="text">
      <style:text-properties officeooo:rsid="0031364f"/>
    </style:style>
    <style:style style:name="T36" style:family="text">
      <style:text-properties officeooo:rsid="00339670"/>
    </style:style>
    <style:style style:name="T37" style:family="text">
      <style:text-properties officeooo:rsid="0034764e" fo:background-color="#ff3333"/>
    </style:style>
    <style:style style:name="T38" style:family="text">
      <style:text-properties officeooo:rsid="00356d27"/>
    </style:style>
    <style:style style:name="T39" style:family="text">
      <style:text-properties officeooo:rsid="00371882"/>
    </style:style>
    <style:style style:name="T40"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1"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2"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3"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4" style:family="text">
      <style:text-properties officeooo:rsid="00379ee4"/>
    </style:style>
    <style:style style:name="T45" style:family="text">
      <style:text-properties officeooo:rsid="003aa2f4"/>
    </style:style>
    <style:style style:name="T46" style:family="text">
      <style:text-properties officeooo:rsid="003c8706"/>
    </style:style>
    <style:style style:name="T47" style:family="text">
      <style:text-properties officeooo:rsid="003dc4ee"/>
    </style:style>
    <style:style style:name="T48" style:family="text">
      <style:text-properties officeooo:rsid="003e2b16"/>
    </style:style>
    <style:style style:name="T49" style:family="text">
      <style:text-properties officeooo:rsid="003e3ebf"/>
    </style:style>
    <style:style style:name="T50" style:family="text">
      <style:text-properties officeooo:rsid="003fbc89"/>
    </style:style>
    <style:style style:name="T51" style:family="text">
      <style:text-properties fo:color="#000000"/>
    </style:style>
    <style:style style:name="T52" style:family="text">
      <style:text-properties officeooo:rsid="00405640"/>
    </style:style>
    <style:style style:name="T53" style:family="text">
      <style:text-properties officeooo:rsid="0041883e"/>
    </style:style>
    <style:style style:name="T54" style:family="text">
      <style:text-properties officeooo:rsid="004229af"/>
    </style:style>
    <style:style style:name="T55" style:family="text">
      <style:text-properties fo:color="#0000ff"/>
    </style:style>
    <style:style style:name="T56" style:family="text">
      <style:text-properties fo:color="#2b91af"/>
    </style:style>
    <style:style style:name="T57" style:family="text">
      <style:text-properties fo:color="#a31515"/>
    </style:style>
    <style:style style:name="T58" style:family="text">
      <style:text-properties officeooo:rsid="0045c5d0"/>
    </style:style>
    <style:style style:name="T59" style:family="text">
      <style:text-properties officeooo:rsid="004632cf"/>
    </style:style>
    <style:style style:name="T60" style:family="text">
      <style:text-properties officeooo:rsid="00480408"/>
    </style:style>
    <style:style style:name="T61" style:family="text">
      <style:text-properties officeooo:rsid="0048fa4d"/>
    </style:style>
    <style:style style:name="T62" style:family="text">
      <style:text-properties officeooo:rsid="004ade50"/>
    </style:style>
    <style:style style:name="T63" style:family="text">
      <style:text-properties officeooo:rsid="004c28dc"/>
    </style:style>
    <style:style style:name="T64" style:family="text">
      <style:text-properties officeooo:rsid="004db0ac"/>
    </style:style>
    <style:style style:name="T65" style:family="text">
      <style:text-properties officeooo:rsid="004fad0a"/>
    </style:style>
    <style:style style:name="T66" style:family="text">
      <style:text-properties fo:font-style="italic" style:font-style-asian="italic" style:font-style-complex="italic"/>
    </style:style>
    <style:style style:name="T67" style:family="text">
      <style:text-properties fo:font-style="italic" officeooo:rsid="001f54ab" style:font-style-asian="italic" style:font-style-complex="italic"/>
    </style:style>
    <style:style style:name="T68" style:family="text">
      <style:text-properties fo:font-style="italic" officeooo:rsid="00689757" style:font-style-asian="italic" style:font-style-complex="italic"/>
    </style:style>
    <style:style style:name="T69" style:family="text">
      <style:text-properties officeooo:rsid="00507ca3"/>
    </style:style>
    <style:style style:name="T70" style:family="text">
      <style:text-properties officeooo:rsid="00522c55"/>
    </style:style>
    <style:style style:name="T71" style:family="text">
      <style:text-properties officeooo:rsid="00538a3e"/>
    </style:style>
    <style:style style:name="T72" style:family="text">
      <style:text-properties officeooo:rsid="0054f848"/>
    </style:style>
    <style:style style:name="T73" style:family="text">
      <style:text-properties officeooo:rsid="00559db9"/>
    </style:style>
    <style:style style:name="T74" style:family="text">
      <style:text-properties officeooo:rsid="00578987"/>
    </style:style>
    <style:style style:name="T75" style:family="text">
      <style:text-properties officeooo:rsid="005839ce"/>
    </style:style>
    <style:style style:name="T76" style:family="text">
      <style:text-properties fo:color="#008000"/>
    </style:style>
    <style:style style:name="T77" style:family="text">
      <style:text-properties officeooo:rsid="005caa62"/>
    </style:style>
    <style:style style:name="T78" style:family="text">
      <style:text-properties officeooo:rsid="00643251"/>
    </style:style>
    <style:style style:name="T79" style:family="text">
      <style:text-properties officeooo:rsid="0067953a"/>
    </style:style>
    <style:style style:name="T80" style:family="text">
      <style:text-properties officeooo:rsid="00689757"/>
    </style:style>
    <style:style style:name="T81" style:family="text">
      <style:text-properties officeooo:rsid="0069a9d5"/>
    </style:style>
    <style:style style:name="T82" style:family="text">
      <style:text-properties officeooo:rsid="006b8ab1"/>
    </style:style>
    <style:style style:name="T83" style:family="text">
      <style:text-properties officeooo:rsid="006dd0cb"/>
    </style:style>
    <style:style style:name="T84" style:family="text">
      <style:text-properties officeooo:rsid="0072e8f1"/>
    </style:style>
    <style:style style:name="T85" style:family="text">
      <style:text-properties officeooo:rsid="0074ac4b"/>
    </style:style>
    <style:style style:name="T86" style:family="text">
      <style:text-properties officeooo:rsid="0074f9bc"/>
    </style:style>
    <style:style style:name="T87" style:family="text">
      <style:text-properties officeooo:rsid="00765e3d"/>
    </style:style>
    <style:style style:name="T88" style:family="text">
      <style:text-properties officeooo:rsid="0078f7ce"/>
    </style:style>
    <style:style style:name="T8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7"><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56"><text:span text:style-name="T1">I've heard more than once that hell will simply break loose if somebody uses the C# keyword "dynamic". Another interpretation of the same rule says that god will kill a kitten for each usage... and if I'm not that scared of the first one... </text:span><text:span text:style-name="T2">we're talking about </text:span><text:span text:style-name="T3">damn </text:span><text:span text:style-name="T2">cute </text:span><text:span text:style-name="T1">kittens </text:span><text:span text:style-name="T2">here!</text:span><text:span text:style-name="T1"> To be honest, since its introduction </text:span><text:span text:style-name="T2">in </text:span><text:span text:style-name="T1">the .NET Framework </text:span><text:span text:style-name="T2">4.0 </text:span><text:span text:style-name="T3">in 2009</text:span><text:span text:style-name="T1">, I tried to spare the lovely kittens </text:span><text:span text:style-name="T2">and religiously avoided using dynamics</text:span><text:span text:style-name="T1">... until last year. Since then, if those balls of fur really do get in trouble when I use dynamics ; well, I'm going to be in </text:span><text:span text:style-name="T2">real</text:span><text:span text:style-name="T1"> trouble with the PETA very soon.</text:span></text:p>
      <text:p text:style-name="P66">Dynamics?</text:p>
      <text:p text:style-name="P8">Let's backtrack a little bit <text:span text:style-name="T45">for those who closed their eyes on some „new“ C# features in the last years</text:span>. C# is a statically typed language, so what's that „dynamic“ I'm talking about?</text:p>
      <text:p text:style-name="P61"/>
      <text:p text:style-name="P61">C# is indeed a statically typed language. The language expresses type restrictions that can be verified and validated at compile time. For example, the following code does not compile:</text:p>
      <text:p text:style-name="P61"/>
      <text:p text:style-name="P58"><text:bookmark-start text:name="__DdeLink__2404_878233307"/>string lang = "C#";</text:p>
      <text:p text:style-name="P58">lang++;<text:bookmark-end text:name="__DdeLink__2404_878233307"/></text:p>
      <text:p text:style-name="P61"/>
      <text:p text:style-name="P59"><text:span text:style-name="T15">The compiler notices that the "++" operator cannot be applied to operands of type 'string' and </text:span><text:span text:style-name="T36">raises</text:span><text:span text:style-name="T15"> an error. Similarly, unless we define such a „</text:span><text:span text:style-name="T45">ToUppper“</text:span><text:span text:style-name="T15"> extension </text:span><text:span text:style-name="T45">method</text:span><text:span text:style-name="T15">, the following will not compile either:</text:span></text:p>
      <text:p text:style-name="P61"/>
      <text:p text:style-name="P57"><text:bookmark-start text:name="__DdeLink__2406_878233307"/><text:span text:style-name="T15">int </text:span><text:span text:style-name="T36">The</text:span><text:span text:style-name="T15">Answer = 42;</text:span></text:p>
      <text:p text:style-name="P57"><text:span text:style-name="T36">The</text:span><text:span text:style-name="T15">Answer.ToUpper();</text:span><text:bookmark-end text:name="__DdeLink__2406_878233307"/></text:p>
      <text:p text:style-name="P61"/>
      <text:p text:style-name="P60"><text:soft-page-break/><text:span text:style-name="T19">T</text:span><text:span text:style-name="T15">he compiler </text:span><text:span text:style-name="T20">cannot </text:span><text:span text:style-name="T15">find </text:span><text:span text:style-name="T20">the</text:span><text:span text:style-name="T15"> definition of a 'ToUpper' method accepting a first argument of type 'int'. </text:span></text:p>
      <text:p text:style-name="P62"/>
      <text:p text:style-name="P60"><text:span text:style-name="T15">Now </text:span><text:span text:style-name="T36">let's </text:span><text:span text:style-name="T15">try replacing the 'string' and 'int' types </text:span><text:span text:style-name="T45">in the examples above </text:span><text:span text:style-name="T15">with 'dynamic'. </text:span><text:span text:style-name="T36">Y</text:span><text:span text:style-name="T15">ou should notice the compiler instantly smiling back at you </text:span><text:span text:style-name="T45">with a Pinacollada in </text:span><text:span text:style-name="T46">his </text:span><text:span text:style-name="T45">hand and </text:span><text:span text:style-name="T15">no errors </text:span><text:span text:style-name="T46">whatsoever </text:span><text:span text:style-name="T15">to </text:span><text:span text:style-name="T46">report</text:span><text:span text:style-name="T15">.</text:span></text:p>
      <text:p text:style-name="P63"/>
      <text:p text:style-name="P63">With dynamic typing, the type-safety is determined at runtime. Thus, if the examples above compile, they will also spectacularly crash once you try to execute them...</text:p>
      <text:p text:style-name="P67">Why do we have a "dynamic" keyword in C# then?</text:p>
      <text:p text:style-name="P5">Let's consider the following examples <text:span text:style-name="T36">described by Scott Hanselman on his blog</text:span> <text:span text:style-name="T24">[scotthanselmansblogpost]</text:span><text:span text:style-name="T21">:</text:span></text:p>
      <text:p text:style-name="P61"/>
      <text:p text:style-name="P1"><text:bookmark-start text:name="__DdeLink__2408_878233307"/>Calculator calc = GetCalculator();</text:p>
      <text:p text:style-name="P1">int sum = calc.Add(10, 20);<text:bookmark-end text:name="__DdeLink__2408_878233307"/></text:p>
      <text:p text:style-name="P9"/>
      <text:p text:style-name="P36"><text:span text:style-name="T36">We define a calculator and call </text:span><text:span text:style-name="T47">its</text:span><text:span text:style-name="T36"> „Add“ </text:span><text:span text:style-name="T47">method</text:span><text:span text:style-name="T36">. Nothing to notify here. But w</text:span><text:span text:style-name="T15">hat about using the </text:span><text:span text:style-name="T48">generic type </text:span><text:span text:style-name="T15">'object' instead of Calulator?</text:span></text:p>
      <text:p text:style-name="P39"/>
      <text:p text:style-name="P44"><text:span text:style-name="T15">In this case, the compiler does not know that </text:span><text:span text:style-name="T49">the</text:span><text:span text:style-name="T15"> "Add" </text:span><text:span text:style-name="T49">method</text:span><text:span text:style-name="T15"> exists </text:span><text:span text:style-name="T36">and raises an error</text:span><text:span text:style-name="T15">. We have to use reflection </text:span><text:span text:style-name="T36">in order </text:span><text:span text:style-name="T15">to get to the member and invoke it </text:span><text:span text:style-name="T49">at runtime. It</text:span><text:span text:style-name="T36"> works, but </text:span><text:span text:style-name="T49">you'll have to admit that </text:span><text:span text:style-name="T36">the syntax is a bit less clean:</text:span></text:p>
      <text:p text:style-name="P9"/>
      <text:p text:style-name="P1"><text:bookmark-start text:name="__DdeLink__2410_878233307"/>object calc = GetCalculator();</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9"/>
      <text:p text:style-name="P36"><text:span text:style-name="T49">On the other hand, t</text:span><text:span text:style-name="T15">he „Add“ </text:span><text:span text:style-name="T49">Method i</text:span><text:span text:style-name="T15">s there, </text:span><text:span text:style-name="T49">s</text:span><text:span text:style-name="T15">o if we could </text:span><text:span text:style-name="T49">just call it, </text:span><text:span text:style-name="T15">bypass</text:span><text:span text:style-name="T49">ing</text:span><text:span text:style-name="T15"> the compile time check</text:span><text:span text:style-name="T49">s</text:span><text:span text:style-name="T15">, we know the application would behave fine at runtime. </text:span><text:span text:style-name="T36">This is exactly the promise of the dynamic</text:span><text:span text:style-name="T15">:</text:span></text:p>
      <text:p text:style-name="P9"/>
      <text:p text:style-name="P1">dynamic calc = GetCalculator();</text:p>
      <text:p text:style-name="P1">int sum = calc.Add(10, 20);</text:p>
      <text:p text:style-name="P9"/>
      <text:p text:style-name="P43">The compiler accepts anything that comes after a dynamic object as long as it respects the C# syntax <text:span text:style-name="T49">and will compile it using dynamic mechanisms.</text:span></text:p>
      <text:p text:style-name="P68"><text:soft-page-break/></text:p>
      <text:p text:style-name="P45"><text:span text:style-name="T50">This concept of looking at the Type of an object via its Methods and Attributes instead of its Class is called „Duck-Typin</text:span><text:span text:style-name="T10">g“ and was first described by James Whitcomb Riley: „</text:span><text:span text:style-name="T41">Wenn ich einen Vogel sehe, der wie eine Ente läuft, wie eine Ente schwimmt und wie eine Ente schnattert, dann nenne ich diesen Vogel eine Ente.</text:span><text:span text:style-name="T10">“ </text:span><text:span text:style-name="T13">[</text:span><text:a xlink:type="simple" xlink:href="http://de.wikipedia.org/wiki/Duck_Typing"><text:span text:style-name="T13">http://de.wikipedia.org/wiki/Duck_Typing</text:span></text:a><text:span text:style-name="T13">]</text:span><text:span text:style-name="T10">. </text:span><text:span text:style-name="T11">Duck Typing is a key concept of all Dynamic-Languages and drastically raises the flexibility of the languages but also reduces its robustness due to the lack of compile time checks.</text:span></text:p>
      <text:p text:style-name="P42"/>
      <text:p text:style-name="P45"><text:span text:style-name="T15">In addition to losing the compile time type checks, using dynamics comes with another drawback (some might argue that it's actually an advantage): the compiler cannot infer what methods and properties you can use, and thus prevents the usage of a code completion tool like IntelliSense</text:span><text:span text:style-name="T23"> </text:span><text:span text:style-name="T25">[</text:span><text:a xlink:type="simple" xlink:href="http://en.wikipedia.org/wiki/Intelli-sense"><text:span text:style-name="T25">http://en.wikipedia.org/wiki/Intelli-sense</text:span></text:a><text:span text:style-name="T25">]</text:span><text:span text:style-name="T52">.</text:span></text:p>
      <text:p text:style-name="P77">Dynamic Languages</text:p>
      <text:p text:style-name="P46"><text:span text:style-name="T53">The one scenario where this dynamic usage really shines is of-course the interoperability with dynamically typed languages like Python and Ruby via their .NET bridges IronPython </text:span><text:span text:style-name="T27">[</text:span><text:a xlink:type="simple" xlink:href="http://ironpython.net/"><text:span text:style-name="T27">http://ironpython.net/</text:span></text:a><text:span text:style-name="T27">]</text:span><text:span text:style-name="T53"> and IronRuby </text:span><text:span text:style-name="T14">[</text:span><text:a xlink:type="simple" xlink:href="http://www.ironruby.net/"><text:span text:style-name="T14">http://www.ironruby.net/</text:span></text:a><text:span text:style-name="T14">]</text:span><text:span text:style-name="T53">. The dynamic keyword allows scripts written in these languages to access the CLR and thus the .NET plateform specific features.</text:span></text:p>
      <text:p text:style-name="P69"/>
      <text:p text:style-name="P52"><text:span text:style-name="T58">Here's a very simple example of that bridge </text:span><text:span text:style-name="T14">[</text:span><text:a xlink:type="simple" xlink:href="http://www.codeproject.com/Articles/121374/Step-by-step-guidance-of-calling-Iron-Python-Funct"><text:span text:style-name="T14">http://www.codeproject.com/Articles/121374/Step-by-step-guidance-of-calling-Iron-Python-Funct</text:span></text:a><text:span text:style-name="T14">]</text:span><text:span text:style-name="T58">. </text:span><text:span text:style-name="T54">Let's assume we have the following Python script that adds two values together in a „script.py“ file:</text:span></text:p>
      <text:p text:style-name="P70"/>
      <text:p text:style-name="P51">def add(a, b):</text:p>
      <text:p text:style-name="P50"><text:s text:c="4"/>"add(a, b) -&gt; returns a + b"</text:p>
      <text:p text:style-name="P50"><text:s text:c="4"/>return a + b</text:p>
      <text:p text:style-name="P70"/>
      <text:p text:style-name="P52"><text:span text:style-name="T54">We can write the following C# code that will leverage the dynamic keyword and use the „Add“ function defined in the </text:span><text:span text:style-name="T59">s</text:span><text:span text:style-name="T54">cript:</text:span></text:p>
      <text:p text:style-name="P70"/>
      <text:p text:style-name="P48"><text:span text:style-name="T55">var</text:span><text:span text:style-name="T51"> pythonRuntime = </text:span><text:span text:style-name="T56">Python</text:span><text:span text:style-name="T51">.CreateRuntime();</text:span></text:p>
      <text:p text:style-name="P47"><text:span text:style-name="T55">dynamic</text:span><text:span text:style-name="T51"> pythonScript = <text:tab/>pythonRuntime.UseFile(</text:span><text:span text:style-name="T57">"script.py"</text:span><text:span text:style-name="T51">);</text:span></text:p>
      <text:p text:style-name="P48"><text:span text:style-name="T55">var </text:span><text:span text:style-name="T51">result = pythonScript.add(100, 200)));</text:span></text:p>
      <text:p text:style-name="P70"><text:soft-page-break/></text:p>
      <text:p text:style-name="P77">What's the point?</text:p>
      <text:p text:style-name="Standard"><text:span text:style-name="T15">I know what you're thinking: this is neither new nor really exciting so why bother writing an article about it? And you would be right if it stopped there. Dynamics can be very useful in interoperability cases but the use of that naked 'dynamic' keyword doesn't make much sense </text:span><text:span text:style-name="T63">at first sight </text:span><text:span text:style-name="T15">outside those boundaries.</text:span></text:p>
      <text:p text:style-name="P61"/>
      <text:p text:style-name="P65"><text:span text:style-name="T15">Users of ASP.NET MVC </text:span><text:span text:style-name="T60">Framework</text:span><text:span text:style-name="T15"> </text:span><text:span text:style-name="T37">[</text:span><text:a xlink:type="simple" xlink:href="http://www.asp.net/mvc"><text:span text:style-name="T37">http://www.asp.net/mvc</text:span></text:a><text:span text:style-name="T37">]</text:span><text:span text:style-name="T15"> experienced a first use of that dynamic power under the </text:span><text:span text:style-name="T22">disguise</text:span><text:span text:style-name="T15"> of the 'ViewBag'. </text:span><text:span text:style-name="T38">And l</text:span><text:span text:style-name="T15">ately, some Frameworks or tools like </text:span><text:span text:style-name="T23">NancyFx </text:span><text:span text:style-name="T25">[</text:span><text:a xlink:type="simple" xlink:href="http://nancyfx.org/"><text:span text:style-name="T25">http://nancyfx.org/</text:span></text:a><text:span text:style-name="T25">]</text:span><text:span text:style-name="T23">, </text:span><text:span text:style-name="T15">Simple.Data</text:span><text:span text:style-name="T23"> </text:span><text:span text:style-name="T25">[</text:span><text:a xlink:type="simple" xlink:href="https://github.com/markrendle/Simple.Data"><text:span text:style-name="T25">https://github.com/markrendle/Simple.Data</text:span></text:a><text:span text:style-name="T25">]</text:span><text:span text:style-name="T15"> or Oak</text:span><text:span text:style-name="T23"> </text:span><text:span text:style-name="T25">[</text:span><text:a xlink:type="simple" xlink:href="http://amirrajan.github.io/Oak/"><text:span text:style-name="T25">http://amirrajan.github.io/Oak/</text:span></text:a><text:span text:style-name="T25">]</text:span><text:span text:style-name="T15"> started using dynamics publicly and extensively (poor </text:span><text:span text:style-name="T61">little</text:span><text:span text:style-name="T15"> kittens). So there seems </text:span><text:span text:style-name="T39">to be some cases where using those nasty dynamics can </text:span><text:span text:style-name="T62">add</text:span><text:span text:style-name="T39"> something to the equation</text:span><text:span text:style-name="T15">.</text:span></text:p>
      <text:p text:style-name="P31">Discoverability</text:p>
      <text:p text:style-name="P14"><text:span text:style-name="T78">Before we </text:span><text:span text:style-name="T15">digg deeper in those usages and structures, </text:span><text:span text:style-name="T78">let's talk API</text:span><text:span text:style-name="T15">.</text:span></text:p>
      <text:p text:style-name="P79"/>
      <text:p text:style-name="P29"><text:span text:style-name="T15">One </text:span><text:span text:style-name="T34">major drawback that one can oppose to the dynamics is the lack of discoverability. </text:span><text:span text:style-name="T78">Since I cannot use IntelliSense to know what I could use on the objects I get passed, I have to know beforehand what I can do.</text:span></text:p>
      <text:p text:style-name="P25"/>
      <text:p text:style-name="P25">Designing an API is all about making clear to the user what he/she can use and what the API provides. Using Interfaces and well defined methods is one of the best practices there and the nature of the dynamic world renders that plain impossible.</text:p>
      <text:p text:style-name="P25"/>
      <text:p text:style-name="P28"><text:span text:style-name="T35">Telling the user what is available is then a challenge. The frameworks using dynamics either have to rely on a cristal clear API or be able to cope with anything. </text:span><text:span text:style-name="T79">Keep that in mind in the following examples.</text:span></text:p>
      <text:p text:style-name="P66">DynamicObject</text:p>
      <text:p text:style-name="Absatz_20__28_folgende_29_"><text:span text:style-name="T15">The System.Dynamic.DynamicObject is the base class for all </text:span><text:span text:style-name="T39">the dynamic objects</text:span><text:span text:style-name="T15">. As described previously, a DynamicObject exposes members at run time instead of at compile time. Among others, it has three important functions that you can override:</text:span></text:p>
      <text:p text:style-name="P64"/>
      <text:list xml:id="list4317024125109659230" text:style-name="L1">
        <text:list-item>
          <text:p text:style-name="P75"><text:soft-page-break/><text:span text:style-name="T16">TrySetMe</text:span><text:span text:style-name="T17">mber</text:span></text:p>
        </text:list-item>
        <text:list-item>
          <text:p text:style-name="P76">TryGetMember is called when a member of a dynamic class is requested and no arguments are specified</text:p>
        </text:list-item>
        <text:list-item>
          <text:p text:style-name="P76">TryInvokeMember is called when a member of a dynamic class is requested with arguments</text:p>
        </text:list-item>
      </text:list>
      <text:p text:style-name="P13"/>
      <text:p text:style-name="P17">Combining those functions in a smart way is the key.</text:p>
      <text:p text:style-name="P66">ExpandoObject</text:p>
      <text:p text:style-name="P8">The System.Dynamic.ExpandoObject represents an object whose members can be dynamically added and removed at run time.</text:p>
      <text:p text:style-name="P18"/>
      <text:p text:style-name="P19">Here's an example:</text:p>
      <text:p text:style-name="P9"/>
      <text:p text:style-name="P4"><text:bookmark-start text:name="__DdeLink__2453_878233307"/>dynamic myExpando = new ExpandoObject();</text:p>
      <text:p text:style-name="P4">myExpando.number = 10; //Add a property</text:p>
      <text:p text:style-name="P4">myExpando.Increment = (Action)(() =&gt; <text:tab/>{ myExpando.number++; }); //Add a function</text:p>
      <text:p text:style-name="P3"><text:span text:style-name="T15">Console.WriteLine(</text:span><text:span text:style-name="T28">myExpando</text:span><text:span text:style-name="T15">.number); //Prints 10</text:span></text:p>
      <text:p text:style-name="P4">sampleObject.Increment(); //Call the function</text:p>
      <text:p text:style-name="P3"><text:span text:style-name="T15">Console.WriteLine(</text:span><text:span text:style-name="T28">myExpando</text:span><text:span text:style-name="T15">.number); //Prints 11</text:span><text:bookmark-end text:name="__DdeLink__2453_878233307"/></text:p>
      <text:p text:style-name="P20"/>
      <text:p text:style-name="P26"><text:span text:style-name="T39">Instead of Number or Increment, I could have used any </text:span><text:span text:style-name="T65">word</text:span><text:span text:style-name="T39"> here. Thos</text:span><text:span text:style-name="T8">e properties and methods do not exist and are defined at runtime. </text:span><text:span text:style-name="T40">Internally Expando uses a custom dictionary implementation to hold the dynamic properties you might add to your expandable object. </text:span><text:span text:style-name="T42">The „keys“ would be the property names and those can then be accessed directly via </text:span><text:span text:style-name="T43">„object.&lt;key&gt;“</text:span><text:span text:style-name="T42"> syntax.</text:span></text:p>
      <text:p text:style-name="P16"/>
      <text:p text:style-name="P38">Note how I used 'dynamic' to declare „myExpando“. If I had used "ExpandoObject" or even "var", the object would then be statically typed <text:span text:style-name="T69">as an ExpandoObject</text:span> and 'myExpando.number' would not compile anymore!</text:p>
      <text:p text:style-name="P9"/>
      <text:p text:style-name="P37"><text:span text:style-name="T15">The ViewBag used in ASP.NET MVC is very similar in behavior to the ExpandoObject. As a matter of fact, </text:span><text:span text:style-name="T70">ExpandoObjects</text:span><text:span text:style-name="T29"> </text:span><text:span text:style-name="T70">are </text:span><text:span text:style-name="T29">property-bag</text:span><text:span text:style-name="T70">s</text:span><text:span text:style-name="T29"> </text:span><text:span text:style-name="T70">per definition for most of the developers</text:span><text:span text:style-name="T15">. </text:span></text:p>
      <text:p text:style-name="P40"/>
      <text:p text:style-name="P6"><text:span text:style-name="T15">Alexandra Rusina </text:span><text:span text:style-name="T29">explained in a blog post</text:span><text:span text:style-name="T15"> </text:span><text:span text:style-name="T26">[</text:span><text:a xlink:type="simple" xlink:href="http://blogs.msdn.com/b/csharpfaq/archive/2009/10/01/dynamic-in-c-4-0-introducing-the-expandoobject.aspx"><text:span text:style-name="T26">http://blogs.msdn.com/b/csharpfaq/archive/2009/10/01/dynamic-in-c-4-0-introducing-the-expandoobject.aspx</text:span></text:a><text:span text:style-name="T26">] </text:span><text:span text:style-name="T30">how </text:span><text:span text:style-name="T31">ExpandoObjects</text:span><text:span text:style-name="T30"> can</text:span><text:span text:style-name="T15"> simplify access to XML </text:span><text:span text:style-name="T29">structures</text:span><text:span text:style-name="T15">. </text:span><text:span text:style-name="T44">Basically when you have complex hierarchical objects, </text:span><text:span text:style-name="T71">dealing with XML structures </text:span><text:span text:style-name="T44">start</text:span><text:span text:style-name="T71">s</text:span><text:span text:style-name="T44"> getting messy ; and the deeper the hierarchy, the uglier the code.</text:span><text:span text:style-name="T15"> </text:span><text:span text:style-name="T44">Via an imbrication of ExpandoObjects, one can re-create an XML</text:span><text:span text:style-name="T72">-</text:span><text:span text:style-name="T44">like</text:span><text:span text:style-name="T72">-</text:span><text:span text:style-name="T44">graph </text:span><text:span text:style-name="T73">in a more </text:span><text:span text:style-name="T44">compact </text:span><text:span text:style-name="T73">and</text:span><text:span text:style-name="T44"> </text:span><text:soft-page-break/><text:span text:style-name="T44">easier to manipulate </text:span><text:span text:style-name="T73">manner while s</text:span><text:span text:style-name="T44">till </text:span><text:span text:style-name="T73">being able to </text:span><text:span text:style-name="T44">use LINQ</text:span><text:span text:style-name="T73">-</text:span><text:span text:style-name="T44">t</text:span><text:span text:style-name="T73">o-</text:span><text:span text:style-name="T44">Object mechanisms.</text:span></text:p>
      <text:p text:style-name="P40"/>
      <text:p text:style-name="P53"><text:span text:style-name="T44">E</text:span><text:span text:style-name="T15">ven more interesting are the facts that the ExpandoObject also implements the </text:span><text:span text:style-name="T67">INotifyPropertyChanged</text:span><text:span text:style-name="T15"> and can host events directly as properties. </text:span><text:span text:style-name="T44">This way, the object becomes observable and can be used in </text:span><text:span text:style-name="T74">interesting </text:span><text:span text:style-name="T44">Databinding scenarios ; </text:span><text:span text:style-name="T75">which is more or less what NancyFx is doing (see the chapter on Nancy below)</text:span><text:span text:style-name="T44">.</text:span></text:p>
      <text:p text:style-name="P66">ElasticObject</text:p>
      <text:p text:style-name="P7"><text:span text:style-name="T5">The ElasticObject </text:span><text:span text:style-name="T12">[http://elasticobject.codeplex.com/]</text:span><text:span text:style-name="T5">, </text:span><text:span text:style-name="T6">i</text:span><text:span text:style-name="T5">s a</text:span><text:span text:style-name="T9">n </text:span><text:span text:style-name="T7">OpenSource <text:s/></text:span><text:span text:style-name="T5"><text:s/>smart cousin of the ExpandoObject</text:span><text:span text:style-name="T7">.</text:span></text:p>
      <text:p text:style-name="P2"/>
      <text:p text:style-name="P15"><text:span text:style-name="T5">Wher</text:span><text:span text:style-name="T15">e the ExpandoObject supports only one level </text:span><text:span text:style-name="T32">of depth</text:span><text:span text:style-name="T15">, the ElasticObject supports the direct creation of hierarchical dynamic data structure and dynamic collections. It also supports direct </text:span><text:span text:style-name="T33">conversion from and </text:span><text:span text:style-name="T15">to XML:</text:span></text:p>
      <text:p text:style-name="P9"/>
      <text:p text:style-name="P27">//No need to define "C<text:span text:style-name="T4">ustomer first"</text:span></text:p>
      <text:p text:style-name="P49"><text:span text:style-name="T55">dynamic</text:span><text:span text:style-name="T51"> store = </text:span><text:span text:style-name="T55">new</text:span><text:span text:style-name="T51"> </text:span><text:span text:style-name="T56">ElasticObject</text:span><text:span text:style-name="T51">();</text:span></text:p>
      <text:p text:style-name="P47"><text:span text:style-name="T51">store.Customer.FirstName = </text:span><text:span text:style-name="T57">"Bob"</text:span><text:span text:style-name="T51">;</text:span></text:p>
      <text:p text:style-name="P50"/>
      <text:p text:style-name="P47"><text:span text:style-name="T55">var</text:span><text:span text:style-name="T51"> p1 = store.Products.Product(); </text:span><text:span text:style-name="T76">//Factory</text:span></text:p>
      <text:p text:style-name="P47"><text:span text:style-name="T51">p1.Name = </text:span><text:span text:style-name="T57">"Acme Floor Cleaner"</text:span><text:span text:style-name="T51">;</text:span></text:p>
      <text:p text:style-name="P47"><text:span text:style-name="T55">var</text:span><text:span text:style-name="T51"> p2 = store.Products.Product();</text:span></text:p>
      <text:p text:style-name="P47"><text:span text:style-name="T51">p1.Name = </text:span><text:span text:style-name="T57">"Acme Bun"</text:span><text:span text:style-name="T51">;</text:span></text:p>
      <text:p text:style-name="P50"/>
      <text:p text:style-name="P71">//Elastic -&gt; XML</text:p>
      <text:p text:style-name="P47"><text:span text:style-name="T56">XElement</text:span><text:span text:style-name="T51"> element = store &gt; </text:span><text:span text:style-name="T56">FormatType</text:span><text:span text:style-name="T51">.Xml;</text:span></text:p>
      <text:p text:style-name="P71">//XML -&gt; Elastic</text:p>
      <text:p text:style-name="P47"><text:span text:style-name="T55">dynamic</text:span><text:span text:style-name="T51"> elasticStore = element.ToElastic();</text:span></text:p>
      <text:p text:style-name="P32">One thing <text:span text:style-name="T83">that neither the ExpandoObject nor the ElasticObjects support is introspection e.g. a way to know which properties are currently available on an object at runtime without directly using reflection.</text:span></text:p>
      <text:p text:style-name="P33"><text:span text:style-name="T77">N</text:span><text:span text:style-name="T15">ancyFx</text:span></text:p>
      <text:p text:style-name="P9">Nancy is a Micro-Webframework. Its goal is to provide a lightweight and low-ceremony way of serving web pages ; per opposition to ASP.NET MVC which tends to <text:span text:style-name="T80">follow an out of the box </text:span><text:span text:style-name="T68">„I'm the only thing you'll ever need since I </text:span><text:span text:style-name="T66">do everything and its contrary“</text:span> <text:span text:style-name="T80">philosophy</text:span>. Nancy is ready-to-go out of the box <text:span text:style-name="T80">with </text:span><text:soft-page-break/><text:span text:style-name="T80">the minimum viable feature-set </text:span>and <text:span text:style-name="T80">is to be </text:span>extended when needed.</text:p>
      <text:p text:style-name="P9"/>
      <text:p text:style-name="P38"><text:span text:style-name="T80">Nancy uses dynamics for databinding. </text:span>When you define a „route“, Nancy will capture parameters and serve them up using a<text:span text:style-name="T80">n ExpandoObject-like </text:span>object. For instance the route below will be activated for a HTTP-GET Request on the "/hello/bob" or "/hello/nancy" URIs. Nancy will then capture the "bob" and "nancy" parameters and pack them up in the dynamic dictionary represented by the variable "parameters".</text:p>
      <text:p text:style-name="P9"/>
      <text:p text:style-name="P4">Get["/hello/{name}"] = parameters =&gt; {</text:p>
      <text:p text:style-name="P4"><text:s text:c="4"/>return "Hello " + parameters.name;</text:p>
      <text:p text:style-name="P4">};</text:p>
      <text:p text:style-name="P9"/>
      <text:p text:style-name="P72">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text:p>
      <text:p text:style-name="P72"/>
      <text:p text:style-name="P54"><text:span text:style-name="T15">Furthermore, </text:span><text:span text:style-name="T81">having </text:span><text:span text:style-name="T15">the definition of the ".name" value and its usage beside one another </text:span><text:span text:style-name="T81">drastically reduces the </text:span><text:span text:style-name="T15">discoverability </text:span><text:span text:style-name="T81">issues</text:span><text:span text:style-name="T15">. </text:span></text:p>
      <text:p text:style-name="P73"/>
      <text:p text:style-name="P73">Still, it is not easy to see what's in the „parameters“ variable ; you'd better know it once designing the application. For instance if a query string was also passed "/hello/nancy?option=default", it is not easy to know that this "option" is also available.</text:p>
      <text:p text:style-name="P9"/>
      <text:p text:style-name="Standard">Nancy<text:span text:style-name="T15"> also uses dynamics in the objects returned by the routes. </text:span><text:span text:style-name="T82">Nancy uses an adapter pattern to handle those objects and pass them on to a specialized module that will take care of them. Using dynamics lifts the weight on having to create interfaces that all the adapters will have to implement and thus keep the flexibility at its maximum... with all the drawbacks it also brings if things go wrong.</text:span></text:p>
      <text:p text:style-name="P30">Oak's Gemini</text:p>
      <text:p text:style-name="P10">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1"><text:soft-page-break/></text:p>
      <text:p text:style-name="P21">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text:p>
      <text:p text:style-name="P21"/>
      <text:p text:style-name="P34">dynamic gemini = new Gemini(new { FirstName = "Jane", LastName = "Doe" });</text:p>
      <text:p text:style-name="P34">gemini.MiddleInitial = "J";</text:p>
      <text:p text:style-name="P34"/>
      <text:p text:style-name="P34">gemini.RespondsTo("FirstName"); //this would return true</text:p>
      <text:p text:style-name="P34">gemini.RespondsTo("IDontExist"); //this would return false</text:p>
      <text:p text:style-name="P34"/>
      <text:p text:style-name="P34">gemini.SayHello = new DynamicFunction(() =&gt; "Hello");</text:p>
      <text:p text:style-name="P34">gemini.SayHello(); //calling method</text:p>
      <text:p text:style-name="P34"/>
      <text:p text:style-name="P34">IDictionary&lt;string, object&gt; members = gemini.Hash(); //Get the members of the object</text:p>
      <text:p text:style-name="P34">IEnumerable&lt;string, object&gt; methods = gemini.Delegates(); //Get the Methods of the object</text:p>
      <text:p text:style-name="P9"/>
      <text:p text:style-name="P38">Again, it is for model-binding that Oak uses Gemini the most. For passing data in and out of his models from and toward the views. But also as a key component for accessing its databases, converting Json data and so on.</text:p>
      <text:p text:style-name="P30">Simple.Data</text:p>
      <text:p text:style-name="P11">Simple.Data takes another approach. Making an extensive use of the TryGetMember function, it allows the on-the-fly definition of Query-Like structures to manipulate Databases using a syntax much closer to human-language than any other query mean.</text:p>
      <text:p text:style-name="P11"/>
      <text:p text:style-name="P81">In the following example, „database“ is a dynamic object and the </text:p>
      <text:p text:style-name="P22"/>
      <text:p text:style-name="P82">database.Customers.FindAllByCustomerId(3);</text:p>
      <text:p text:style-name="P83"/>
      <text:p text:style-name="P83">//The produced query: SELECT * FROM Customers WHERE CustomerId = 3</text:p>
      <text:p text:style-name="P11"/>
      <text:p text:style-name="P11">The strength of Simple.Data is to combine objects, commands and data in a very readable way.</text:p>
      <text:p text:style-name="P11"><text:soft-page-break/></text:p>
      <text:p text:style-name="P41">Most of Simple.Data's classes extend the DynamicObject and uses regexes to parse the called members in the „TryGetMember<text:span text:style-name="T84">()“</text:span> functions. </text:p>
      <text:p text:style-name="P41"/>
      <text:p text:style-name="P55"><text:span text:style-name="T84">The usage of dynamics allows the flexible concatenation of database related terms. </text:span><text:span text:style-name="T15">Providing a relatively small set of commands (Find, FindAllByXXX, OrderByXXX, Select, WithXXX, Where etc.) Simple.Data </text:span><text:span text:style-name="T84">keeps the discoverability issues to a minimum and manages to </text:span><text:span text:style-name="T15">provide an extremely rich O/RM API without the hurdle of a mapping configuration and SQL statements</text:span><text:span text:style-name="T84">.</text:span></text:p>
      <text:p text:style-name="P78">Fazit</text:p>
      <text:p text:style-name="P12"><text:span text:style-name="T85">We've </text:span><text:span text:style-name="T86">(briefly) </text:span><text:span text:style-name="T85">seen in this article </text:span><text:span text:style-name="T86">various constructs and usages of the dynamic keyword that are currently used in the wild. </text:span><text:span text:style-name="T88">From the DynamicDictionary to the ExpandoObject, ElasticObjects and GeminiObjects via their usages in XML manipulations, NancyFx, Oak and Simple.Data.</text:span></text:p>
      <text:p text:style-name="P84"/>
      <text:p text:style-name="P23"><text:span text:style-name="T86">Beside the mental gymnastic </text:span><text:span text:style-name="T87">that goes with it</text:span><text:span text:style-name="T86">, the most interesting part behind those concepts </text:span><text:span text:style-name="T87">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86"/>
      <text:p text:style-name="P24"><text:span text:style-name="T64">These </text:span><text:span text:style-name="T87">were </text:span><text:span text:style-name="T64">the examples I know </text:span><text:span text:style-name="T87">of</text:span><text:span text:style-name="T64">. If you happen to cross path with some other specimens in the wild, I'd be really happy to know about it.</text:span></text:p>
      <text:p text:style-name="P85"/>
      <text:p text:style-name="P85">If not for my personal satisfaction, do it for the kittens!</text:p>
      <text:p text:style-name="Referenzen">Referenzen</text:p>
      <text:p text:style-name="Referenz"><text:span text:style-name="T18">[1] </text:span><text:span text:style-name="Name"><text:span text:style-name="T18">Moore, Gordon E.</text:span></text:span><text:span text:style-name="T18"> Cramming more components onto integrated circuits Electronics, Volume 38, Number 8, 19. April 1965, http://download.intel.com/research/silicon/moorespaper.pdf </text:span></text:p>
      <text:p text:style-name="Referenz"><text:span text:style-name="T18">[1] </text:span><text:span text:style-name="Name"><text:span text:style-name="T18">Wikipedia</text:span></text:span><text:span text:style-name="T18"> Zitat; http://de.wikipedia.org/wiki/Zitat</text:span></text:p>
      <text:p text:style-name="Referenz"><text:span text:style-name="T18">[2] </text:span><text:span text:style-name="Name"><text:span text:style-name="T18">Wirth, Niklaus</text:span></text:span><text:span text:style-name="T18"> A Plea for Lean Software, Computer, 28 (2), Februar 1995: pp. 64-68, http://doi.ieeecomputersociety.org/10.1109/2.348001, <text:line-break/>siehe auch http://cr.yp.to/bib/1995/wirth.pdf </text:span></text:p>
      <text:p text:style-name="Referenz"><text:span text:style-name="T18">[3] </text:span><text:span text:style-name="Name"><text:span text:style-name="T18">Name, Vorname; Name, Vornamen; Letzter-Name, Letzter Vorname</text:span></text:span><text:span text:style-name="T18"> Titel des Artikels oder Buchs</text:span></text:p>
      <text:p text:style-name="Literaturhinweis">Weiterführende Literatur</text:p>
      <text:p text:style-name="Literatur"><text:span text:style-name="Name"><text:span text:style-name="T18">Intel</text:span></text:span><text:span text:style-name="T18"> Moore’s Law http://www.intel.com/technology/mooreslaw/index.htm </text:span></text:p>
      <text:p text:style-name="Literatur"><text:soft-page-break/><text:span text:style-name="Name"><text:span text:style-name="T18">Wikipedia</text:span></text:span><text:span text:style-name="T18"> Moore'sches Gesetz http://de.wikipedia.org/wiki/Mooresches_Gesetz </text:span></text:p>
      <text:p text:style-name="Literatur"><text:span text:style-name="Name"><text:span text:style-name="T18">Wikipedia</text:span></text:span><text:span text:style-name="T18"> Wirth'sches Gesetz http://de.wikipedia.org/wiki/Wirthsches_Gesetz</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91</meta:editing-cycles>
    <meta:editing-duration>PT4H11M18S</meta:editing-duration>
    <dc:date>2013-07-02T16:48:13.37</dc:date>
    <dc:creator>Tim Bourguignon</dc:creator>
    <meta:document-statistic meta:table-count="0" meta:image-count="0" meta:object-count="0" meta:page-count="19" meta:paragraph-count="131" meta:word-count="2438" meta:character-count="16027" meta:non-whitespace-character-count="13692"/>
    <meta:user-defined meta:name="Info 1"/>
    <meta:user-defined meta:name="Info 2"/>
    <meta:user-defined meta:name="Info 3"/>
    <meta:user-defined meta:name="Info 4"/>
  </office:meta>
</office:document-meta>
</file>